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Quadrado</text:p>
          </table:table-cell>
          <table:table-cell office:value-type="string" calcext:value-type="string">
            <text:p>Atras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lvaro Machado Rodrigu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]+[.C3]-[.D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a Flavia De Miranda Sil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4]+[.C4]-[.D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dre Mend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+[.C5]-[.D5]" office:value-type="float" office:value="5" calcext:value-type="float">
            <text:p>5</text:p>
          </table:table-cell>
          <table:table-cell office:value-type="string" calcext:value-type="string">
            <text:p>Não enviou</text:p>
          </table:table-cell>
        </table:table-row>
        <table:table-row table:style-name="ro1">
          <table:table-cell office:value-type="string" calcext:value-type="string">
            <text:p>Breno de Souza Ma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]+[.C6]-[.D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io Alves Calde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]+[.C7]-[.D7]" office:value-type="float" office:value="7" calcext:value-type="float">
            <text:p>7</text:p>
          </table:table-cell>
          <table:table-cell office:value-type="string" calcext:value-type="string">
            <text:p>Não compila</text:p>
          </table:table-cell>
        </table:table-row>
        <table:table-row table:style-name="ro1">
          <table:table-cell office:value-type="string" calcext:value-type="string">
            <text:p>Christian David Costa Vieir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]+[.C8]-[.D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avi Araujo Bady Casse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9]+[.C9]-[.D9]" office:value-type="float" office:value="0" calcext:value-type="float">
            <text:p>0</text:p>
          </table:table-cell>
          <table:table-cell office:value-type="string" calcext:value-type="string">
            <text:p>Não compila</text:p>
          </table:table-cell>
        </table:table-row>
        <table:table-row table:style-name="ro1">
          <table:table-cell office:value-type="string" calcext:value-type="string">
            <text:p>Felipe Seppe De Fari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+[.C10]-[.D1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rnando Uba Carielo Vieir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1]+[.C11]-[.D1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abriel Lima Cangucu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2]+[.C12]-[.D1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iovanna Louzi Belloni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3]+[.C13]-[.D13]" office:value-type="float" office:value="9" calcext:value-type="float">
            <text:p>9</text:p>
          </table:table-cell>
          <table:table-cell office:value-type="string" calcext:value-type="string">
            <text:p>Não imprime o resultado</text:p>
          </table:table-cell>
        </table:table-row>
        <table:table-row table:style-name="ro1">
          <table:table-cell office:value-type="string" calcext:value-type="string">
            <text:p>Helena Pato Magalha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+[.C14]-[.D1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nrique Junqueira De Bri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5]+[.C15]-[.D1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ago Eanes Batista Sous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6]+[.C16]-[.D1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gor Moraes Torr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7]+[.C17]-[.D1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abela Marina Ferreira Pir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8]+[.C18]-[.D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adora Alves De Sal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9]+[.C19]-[.D19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oao Marcos Machado Cou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0]+[.C20]-[.D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rissa Gomes Malagol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+[.C21]-[.D2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eticia Astoni Jall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2]+[.C22]-[.D22]" office:value-type="float" office:value="7" calcext:value-type="float">
            <text:p>7</text:p>
          </table:table-cell>
          <table:table-cell office:value-type="string" calcext:value-type="string">
            <text:p>Não enviou</text:p>
          </table:table-cell>
        </table:table-row>
        <table:table-row table:style-name="ro1">
          <table:table-cell office:value-type="string" calcext:value-type="string">
            <text:p>Luan Silveira Franc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3]+[.C23]-[.D2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co Paulo Quintão Fernand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4]+[.C24]-[.D2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teus Felipe Da Sil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5]+[.C25]-[.D2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teus Figueiredo Reg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6]+[.C26]-[.D2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theus Schimieguel Sil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27]+[.C27]-[.D27]" office:value-type="float" office:value="10" calcext:value-type="float">
            <text:p>10</text:p>
          </table:table-cell>
          <table:table-cell office:value-type="string" calcext:value-type="string">
            <text:p>Quadrado 4 não está correto</text:p>
          </table:table-cell>
        </table:table-row>
        <table:table-row table:style-name="ro1">
          <table:table-cell office:value-type="string" calcext:value-type="string">
            <text:p>Nathan Nogueira Souz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8]+[.C28]-[.D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edro Henrique Valadares Nev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9]+[.C29]-[.D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dro Ottavio De Oliveira Sil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0]+[.C30]-[.D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edro Rios Bustaman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1]+[.C31]-[.D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fael Gonçalves de Oliveir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2]+[.C32]-[.D32]" office:value-type="float" office:value="10" calcext:value-type="float">
            <text:p>10</text:p>
          </table:table-cell>
          <table:table-cell office:value-type="string" calcext:value-type="string">
            <text:p>Loop Infinito</text:p>
          </table:table-cell>
        </table:table-row>
        <table:table-row table:style-name="ro1">
          <table:table-cell office:value-type="string" calcext:value-type="string">
            <text:p>Rainer Menezes Vieira Sil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3]+[.C33]-[.D33]" office:value-type="float" office:value="10" calcext:value-type="float">
            <text:p>10</text:p>
          </table:table-cell>
          <table:table-cell office:value-type="string" calcext:value-type="string">
            <text:p>Loop Infinito</text:p>
          </table:table-cell>
        </table:table-row>
        <table:table-row table:style-name="ro1">
          <table:table-cell office:value-type="string" calcext:value-type="string">
            <text:p>Thiago Martin Popp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4]+[.C34]-[.D3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hiago Morais Arauj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5]+[.C35]-[.D3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iago Augusto Simionato Toz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6]+[.C36]-[.D3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ulio Dias Altissim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7]+[.C37]-[.D3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itor Franco Rezend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8]+[.C38]-[.D3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uri Alexandre Dos San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9]+[.C39]-[.D39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uri Mol Bast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40]+[.C40]-[.D40]" office:value-type="float" office:value="12" calcext:value-type="float">
            <text:p>12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3:Planilha1.F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7:01:21.713000000</meta:creation-date>
    <dc:date>2017-11-11T19:06:31.347000000</dc:date>
    <meta:editing-duration>PT5M43S</meta:editing-duration>
    <meta:editing-cycles>3</meta:editing-cycles>
    <meta:generator>LibreOffice/5.3.3.2$Windows_x86 LibreOffice_project/3d9a8b4b4e538a85e0782bd6c2d430bafe583448</meta:generator>
    <meta:document-statistic meta:table-count="1" meta:cell-count="203" meta:object-count="0"/>
  </office:meta>
</office:document-meta>
</file>